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1.245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KSQL and Slowly Changing </text:span><text:span text:style-name="T1">Dimension Data</text:span></text:p>
          </draw:text-box>
        </draw:frame>
        <draw:frame presentation:style-name="pr2" draw:text-style-name="P4" draw:layer="layout" svg:width="25.199cm" svg:height="13.927cm" svg:x="1.4cm" svg:y="4.04cm" presentation:class="subtitle" presentation:user-transformed="true">
          <draw:text-box>
            <text:list text:style-name="L2">
              <text:list-header>
                <text:p text:style-name="P2"/>
                <text:p text:style-name="P2">Some traditionally useful ETL tools:</text:p>
                <text:p text:style-name="P2"/>
                <text:p text:style-name="P3"><text:span text:style-name="T1">SQL</text:span> – Declarative and understandable by the business.</text:p>
              </text:list-header>
            </text:list>
            <text:list text:style-name="L3">
              <text:list-header>
                <text:p text:style-name="P3"><text:span text:style-name="T1">Spark</text:span> – Flexible ETL workhorse, can SQL</text:p>
              </text:list-header>
            </text:list>
            <text:list text:style-name="L2">
              <text:list-header>
                <text:p text:style-name="P3"><text:span text:style-name="T1">Kafka</text:span> – Proven platform for fast data messaging* </text:p>
                <text:p text:style-name="P3"/>
                <text:p text:style-name="P3">*circular buffer, not a queue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fka K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xternal processor that reads one or more input Kafka topics and outputs to a Kafka topic</text:p>
              </text:list-item>
              <text:list-item>
                <text:p>Similar to a Java Spring or Spark Streaming job that just reads and writes Kafka Topics</text:p>
              </text:list-item>
              <text:list-item>
                <text:p>Handles filters, aggregations*, joins**</text:p>
              </text:list-item>
              <text:list-item>
                <text:p>Tighter Kafka integration</text:p>
              </text:list-item>
              <text:list-item>
                <text:p>KTables! <text:s/>An abstraction of the table/changelog duality <text:s/></text:p>
                <text:p/>
                <text:p/>
                <text:p>* e.g. time-windowed</text:p>
                <text:p>** must be co-partitioned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SQL: <text:s/>A SQL layer on top of KStream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list>
                  <text:list-item>
                    <text:p>Simpler than Java KStreams API, less code =&gt; less bugs</text:p>
                  </text:list-item>
                  <text:list-item>
                    <text:p>Easier to understand by business</text:p>
                  </text:list-item>
                  <text:list-item>
                    <text:p>Typical SQL functions (e.g. UCASE) plus UDF/UDAF</text:p>
                  </text:list-item>
                  <text:list-item>
                    <text:p>Still have to reason about partitioning though, but they provide topic repartition command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eaming Jo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Some kinds of streaming joins:</text:p>
                <text:p><text:s/></text:p>
                <text:list>
                  <text:list-item>
                    <text:p><text:span text:style-name="T1">Stream-Table</text:span>: static (lookup code table 78702→ Austin)</text:p>
                  </text:list-item>
                  <text:list-item>
                    <text:p><text:span text:style-name="T1">Stream-Stream</text:span>: Time windowed (order.custid=click.custid)</text:p>
                  </text:list-item>
                  <text:list-item>
                    <text:p><text:span text:style-name="T1">Stream-Stream as KTable</text:span>: Dynamic dimensions (order.currencyid=exchange_rate.currencyid)</text:p>
                    <text:p><text:span text:style-name="T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fficult piece <text:s/>- SC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“Slowly” changing dimension (SCD) data use case.</text:p>
                <text:p/>
              </text:list-item>
              <text:list-item>
                <text:p>Typical example: <text:s/></text:p>
                <text:list>
                  <text:list-item>
                    <text:p>10,000-100,000 rec/sec fact data stream (clicks, IOT sensors) </text:p>
                  </text:list-item>
                  <text:list-item>
                    <text:p>joined to <text:span text:style-name="T1">multiple</text:span> 10-100 rec/sec dimensions by various keys (customer status, device configuration) data stream.</text:p>
                  </text:list-item>
                </text:list>
                <text:p/>
              </text:list-item>
              <text:list-item>
                <text:p>Need accurate and fast current value for keys.</text:p>
                <text:p/>
              </text:list-item>
              <text:list-item>
                <text:p>Keys might not have changed in years, or maybe a second ag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rk Streaming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ini batch latency.</text:p>
              </text:list-item>
              <text:list-item>
                <text:p>Immutable RDDs.</text:p>
              </text:list-item>
              <text:list-item>
                <text:p>Reloading dimension data from external source <text:s/>every N batches (don’t).</text:p>
              </text:list-item>
              <text:list-item>
                <text:p>Even with Continuous Streaming still need to localize partitions/keys with shuffl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et only the latest Value for a Key backed by a keyed compressed topic, unlike with time series data. </text:p>
              </text:list-item>
              <text:list-item>
                <text:p>Ideal for SCD star joins</text:p>
              </text:list-item>
              <text:list-item>
                <text:p>Currently must join one table at a time</text:p>
              </text:list-item>
              <text:list-item>
                <text:p>Cannot join across partitions, but therefore can get partition-local optimization advantages</text:p>
              </text:list-item>
              <text:list-item>
                <text:p>Partitioning is usually by hash of the topic key (or concatenation of multi-part logical key)</text:p>
              </text:list-item>
              <text:list-item>
                <text:p>Need a way to save and load bootstrap/backup/checkpoint data.</text:p>
              </text:list-item>
              <text:list-item>
                <text:p>Not ideal for some use cases where you need to aggregate across partitions or with a lot of sk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Basics: auto.offset.reset setting and understand partitioning first.</text:p>
              </text:list-item>
              <text:list-item>
                <text:p>Should have good comprehensive Kafka monitoring in place, e.g. consumer group and replication lags.</text:p>
              </text:list-item>
              <text:list-item>
                <text:p>KSQL creates a lot of internal topics each multiplying storage requirements.</text:p>
              </text:list-item>
              <text:list-item>
                <text:p>To reduce storage, may want to reduce default Kafka topic retention from a week to hours or less.</text:p>
              </text:list-item>
              <text:list-item>
                <text:p>Can still turn off topic auto-create because KSQL uses admin access to do it.</text:p>
              </text:list-item>
              <text:list-item>
                <text:p>May want to turn off the marketing phone-home-with-your statistics setting.</text:p>
              </text:list-item>
              <text:list-item>
                <text:p>The went off Apache license to their own for KSQL in 5.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a xlink:href="https://en.wikipedia.org/wiki/Slowly_changing_dimension" xlink:type="simple">https://en.wikipedia.org/wiki/Slowly_changing_dimension</text:a></text:p>
              </text:list-item>
              <text:list-item>
                <text:p><text:a xlink:href="https://docs.confluent.io/current/ksql/docs/tutorials/examples.html#ksql-examples" xlink:type="simple">https://docs.confluent.io/current/ksql/docs/tutorials/examples.html#ksql-examples</text:a></text:p>
                <text:p/>
                <text:p>Other similar, but hosted technologies:</text:p>
              </text:list-item>
              <text:list-item>
                <text:p><text:a xlink:href="https://docs.aws.amazon.com/kinesisanalytics/latest/sqlref/sql-reference-join-clause.html" xlink:type="simple">https://docs.aws.amazon.com/kinesisanalytics/latest/sqlref/sql-reference-join-clause.html</text:a></text:p>
              </text:list-item>
              <text:list-item>
                <text:p><text:a xlink:href="https://docs.microsoft.com/en-us/stream-analytics-query/join-azure-stream-analytics" xlink:type="simple">https://docs.microsoft.com/en-us/stream-analytics-query/join-azure-stream-analytics</text:a></text:p>
              </text:list-item>
              <text:list-item>
                <text:p><text:a xlink:href="https://cloud.google.com/blog/products/gcp/apache-kafka-for-gcp-users-connectors-for-pubsub-dataflow-and-bigquery" xlink:type="simple">https://cloud.google.com/blog/products/gcp/apache-kafka-for-gcp-users-connectors-for-pubsub-dataflow-and-bigquer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09:46:05.709004802</meta:creation-date>
    <dc:date>2019-02-03T11:54:29.201800633</dc:date>
    <meta:editing-duration>PT2H13S</meta:editing-duration>
    <meta:editing-cycles>191</meta:editing-cycles>
    <meta:generator>LibreOffice/5.2.7.2$Linux_X86_64 LibreOffice_project/20m0$Build-2</meta:generator>
    <meta:document-statistic meta:object-count="57"/>
  </office:meta>
</office:document-meta>
</file>